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4pt" officeooo:rsid="00079677" officeooo:paragraph-rsid="00079677" style:font-size-asian="12.25pt" style:font-size-complex="14pt"/>
    </style:style>
    <style:style style:name="P2" style:family="paragraph" style:parent-style-name="Preformatted_20_Text">
      <style:paragraph-properties fo:text-align="start" style:justify-single-word="false"/>
      <style:text-properties fo:font-size="10pt" officeooo:rsid="00079677" officeooo:paragraph-rsid="00079677" style:font-size-asian="8.75pt" style:font-size-complex="10pt"/>
    </style:style>
    <style:style style:name="P3" style:family="paragraph" style:parent-style-name="Preformatted_20_Text">
      <style:paragraph-properties fo:text-align="start" style:justify-single-word="false"/>
      <style:text-properties fo:font-size="10pt" officeooo:rsid="00098ce5" officeooo:paragraph-rsid="00098ce5" style:font-size-asian="8.75pt" style:font-size-complex="10pt"/>
    </style:style>
    <style:style style:name="T1" style:family="text">
      <style:text-properties officeooo:rsid="000998e2"/>
    </style:style>
    <style:style style:name="T2" style:family="text">
      <style:text-properties officeooo:rsid="0009ee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RTING PARALLELO</text:p>
      <text:p text:style-name="P1"/>
      <text:p text:style-name="P1">Synopsis</text:p>
      <text:p text:style-name="P2">This <text:span text:style-name="T1">short </text:span>study is about sorting using parallel methods, taking advantage of some aspect of sorting numbers or objects(if transitive property is respected).</text:p>
      <text:p text:style-name="P2">With this research I try to establish a framework for building parallel models for sorting or similar problems(especially problems where we can construct solutions for partitions of the problem and “merge” this solutions into one solution of a larger partition of the problem, trying to maximize the usage of the parallel nature of these problems).</text:p>
      <text:p text:style-name="P3">While <text:span text:style-name="T1">explaining the algorithms and strategy behind sorting, I will try to optimize the algorithm for a particular GPU architecture, but the study is nonetheless general for every architecture that could compute in parallel(multiple-thread, FPGA,etc…). </text:span></text:p>
      <text:p text:style-name="P3">The next section present the intuition behind the parallel aspect of <text:span text:style-name="T2">sort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31T11:10:28.726871089</dc:date>
    <meta:editing-duration>PT1M3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28" meta:character-count="859" meta:non-whitespace-character-count="736"/>
  </office:meta>
</office:document-meta>
</file>